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3" style:family="table-column">
      <style:table-column-properties fo:break-before="auto" style:column-width="33.415cm"/>
    </style:style>
    <style:style style:name="co6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0.305cm"/>
    </style:style>
    <style:style style:name="co4" style:family="table-column">
      <style:table-column-properties fo:break-before="auto" style:column-width="15.005cm"/>
    </style:style>
    <style:style style:name="co5" style:family="table-column">
      <style:table-column-properties fo:break-before="auto" style:column-width="2.995cm"/>
    </style:style>
    <style:style style:name="co7" style:family="table-column">
      <style:table-column-properties fo:break-before="auto" style:column-width="4.302cm"/>
    </style:style>
    <style:style style:name="co9" style:family="table-column">
      <style:table-column-properties fo:break-before="auto" style:column-width="5.554cm"/>
    </style:style>
    <style:style style:name="co10" style:family="table-column">
      <style:table-column-properties fo:break-before="auto" style:column-width="19.143cm"/>
    </style:style>
    <style:style style:name="ro3" style:family="table-row">
      <style:table-row-properties style:row-height="1.028cm" fo:break-before="auto" style:use-optimal-row-height="true"/>
    </style:style>
    <style:style style:name="ro1" style:family="table-row">
      <style:table-row-properties style:row-height="0.863cm" fo:break-before="auto" style:use-optimal-row-height="true"/>
    </style:style>
    <style:style style:name="ro8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612cm" fo:break-before="auto" style:use-optimal-row-height="true"/>
    </style:style>
    <style:style style:name="ro10" style:family="table-row">
      <style:table-row-properties style:row-height="0.654cm" fo:break-before="auto" style:use-optimal-row-height="true"/>
    </style:style>
    <style:style style:name="ro11" style:family="table-row">
      <style:table-row-properties style:row-height="1cm" fo:break-before="auto" style:use-optimal-row-height="true"/>
    </style:style>
    <style:style style:name="ro12" style:family="table-row">
      <style:table-row-properties style:row-height="0.57cm" fo:break-before="auto" style:use-optimal-row-height="true"/>
    </style:style>
    <style:style style:name="ro13" style:family="table-row">
      <style:table-row-properties style:row-height="1.11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31" style:family="table-cell" style:parent-style-name="Default">
      <style:text-properties style:text-position="" fo:font-size="20pt" fo:font-weight="bold" style:font-size-asian="20pt" style:font-weight-asian="bold" style:font-size-complex="20pt" style:font-weight-complex="bold"/>
    </style:style>
    <style:style style:name="ce135" style:family="table-cell" style:parent-style-name="Default">
      <style:text-properties fo:color="#ff3333" style:text-position="" fo:font-size="24pt" fo:font-weight="bold" style:font-size-asian="24pt" style:font-weight-asian="bold" style:font-size-complex="24pt" style:font-weight-complex="bold"/>
    </style:style>
    <style:style style:name="ce136" style:family="table-cell" style:parent-style-name="Default">
      <style:text-properties style:text-position="" fo:font-size="20pt" style:font-size-asian="20pt" style:font-size-complex="20pt"/>
    </style:style>
    <style:style style:name="ce137" style:family="table-cell" style:parent-style-name="Default">
      <style:text-properties fo:color="#800000" style:text-position="" fo:font-size="20pt" fo:font-weight="bold" style:font-size-asian="20pt" style:font-weight-asian="bold" style:font-size-complex="20pt" style:font-weight-complex="bold"/>
    </style:style>
    <style:style style:name="ce138" style:family="table-cell" style:parent-style-name="Default">
      <style:text-properties style:text-position="" fo:font-size="14pt" style:font-size-asian="14pt" style:font-size-complex="14pt"/>
    </style:style>
    <style:style style:name="ce139" style:family="table-cell" style:parent-style-name="Default">
      <style:text-properties fo:color="#3333ff" style:text-position="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0" style:family="table-cell" style:parent-style-name="Default">
      <style:text-properties fo:color="#800000" style:text-position="" fo:font-size="20pt" fo:font-style="italic" style:font-size-asian="20pt" style:font-style-asian="italic" style:font-size-complex="20pt" style:font-style-complex="italic"/>
    </style:style>
    <style:style style:name="ce49" style:family="table-cell" style:parent-style-name="Default">
      <style:text-properties style:text-position="" fo:font-size="20pt" style:font-size-asian="20pt" style:font-size-complex="20pt"/>
    </style:style>
    <style:style style:name="ce51" style:family="table-cell" style:parent-style-name="Default">
      <style:text-properties style:text-position="" fo:font-size="14pt" style:font-size-asian="14pt" style:font-size-complex="14pt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fo:color="#800000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/>
      <style:text-properties fo:color="#800000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800000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ext-properties style:text-position="" style:font-name="Liberation Sans" fo:font-size="20pt" style:font-name-asian="Droid Sans Fallback" style:font-size-asian="20pt" style:font-name-complex="FreeSans" style:font-size-complex="20pt"/>
    </style:style>
    <style:style style:name="ce60" style:family="table-cell" style:parent-style-name="Default">
      <style:text-properties fo:color="#ff3333" style:text-position="" style:font-name="Liberation Sans" fo:font-size="20pt" fo:font-weight="bold" style:font-name-asian="Droid Sans Fallback" style:font-size-asian="20pt" style:font-weight-asian="bold" style:font-name-complex="FreeSans" style:font-size-complex="20pt" style:font-weight-complex="bold"/>
    </style:style>
    <style:style style:name="ce61" style:family="table-cell" style:parent-style-name="Default">
      <style:text-properties fo:color="#ff3333" style:text-position="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5pt" style:font-name-asian="Droid Sans Fallback" style:font-size-asian="15pt" style:font-name-complex="FreeSans" style:font-size-complex="15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ize="15pt" fo:font-weight="normal" style:font-size-asian="15pt" style:font-weight-asian="normal" style:font-size-complex="15pt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33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size="15pt" fo:font-weight="normal" style:font-size-asian="15pt" style:font-weight-asian="normal" style:font-size-complex="15pt" style:font-weight-complex="normal"/>
    </style:style>
    <style:style style:name="ce28" style:family="table-cell" style:parent-style-name="Default">
      <style:text-properties fo:color="#000000" style:font-name="Liberation Sans" fo:font-size="15pt" style:font-name-asian="Droid Sans Fallback" style:font-size-asian="15pt" style:font-name-complex="FreeSans" style:font-size-complex="15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size="15pt" fo:font-weight="bold" style:font-size-asian="15pt" style:font-weight-asian="bold" style:font-size-complex="15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00ff" fo:font-size="15pt" fo:font-weight="bold" style:font-size-asian="15pt" style:font-weight-asian="bold" style:font-size-complex="1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00ff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32" style:family="table-cell" style:parent-style-name="Default">
      <style:text-properties fo:font-size="15pt" style:font-size-asian="15pt" style:font-size-complex="15pt"/>
    </style:style>
    <style:style style:name="ce33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4" style:family="table-cell" style:parent-style-name="Default">
      <style:text-properties fo:color="#3333ff" fo:font-size="15pt" style:font-size-asian="15pt" style:font-size-complex="15pt"/>
    </style:style>
    <style:style style:name="ce35" style:family="table-cell" style:parent-style-name="Default">
      <style:text-properties fo:color="#3333ff" fo:font-size="24pt" fo:font-weight="bold" style:font-size-asian="24pt" style:font-weight-asian="bold" style:font-size-complex="24pt" style:font-weight-complex="bold"/>
    </style:style>
    <style:style style:name="ce36" style:family="table-cell" style:parent-style-name="Default">
      <style:text-properties fo:color="#ff3333" fo:font-size="13pt" fo:font-weight="bold" style:font-size-asian="13pt" style:font-weight-asian="bold" style:font-size-complex="13pt" style:font-weight-complex="bold"/>
    </style:style>
    <style:style style:name="ce37" style:family="table-cell" style:parent-style-name="Default">
      <style:text-properties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38" style:family="table-cell" style:parent-style-name="Default">
      <style:text-properties style:font-name="Liberation Sans" fo:font-size="15pt" style:font-name-asian="Droid Sans Fallback" style:font-size-asian="15pt" style:font-name-complex="FreeSans" style:font-size-complex="15pt"/>
    </style:style>
    <style:style style:name="ce39" style:family="table-cell" style:parent-style-name="Default">
      <style:text-properties fo:color="#3333ff" style:font-name="Liberation Sans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ce40" style:family="table-cell" style:parent-style-name="Default">
      <style:text-properties fo:font-size="15pt" fo:font-weight="normal" style:font-size-asian="15pt" style:font-weight-asian="normal" style:font-size-complex="15pt" style:font-weight-complex="normal"/>
    </style:style>
    <style:style style:name="ce41" style:family="table-cell" style:parent-style-name="Default">
      <style:text-properties fo:color="#3333ff" fo:font-size="26pt" fo:font-weight="bold" style:font-size-asian="26pt" style:font-weight-asian="bold" style:font-size-complex="26pt" style:font-weight-complex="bold"/>
    </style:style>
    <style:style style:name="ce42" style:family="table-cell" style:parent-style-name="Default">
      <style:text-properties fo:color="#3333ff" style:font-name="Liberation Sans" fo:font-size="26pt" fo:font-weight="bold" style:font-name-asian="Droid Sans Fallback" style:font-size-asian="26pt" style:font-weight-asian="bold" style:font-name-complex="FreeSans" style:font-size-complex="26pt" style:font-weight-complex="bold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fo:font-size="15pt" fo:font-weight="bold" style:font-size-asian="15pt" style:font-weight-asian="bold" style:font-size-complex="15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00ff" fo:font-size="15pt" style:font-size-asian="15pt" style:font-size-complex="15pt"/>
    </style:style>
    <style:style style:name="ce47" style:family="table-cell" style:parent-style-name="Default">
      <style:text-properties fo:color="#009933" fo:font-size="15pt" style:font-size-asian="15pt" style:font-size-complex="15pt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00ff" fo:font-size="15pt" style:font-size-asian="15pt" style:font-size-complex="15pt"/>
    </style:style>
    <style:style style:name="ce50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5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5pt" fo:font-style="italic" style:font-size-asian="15pt" style:font-style-asian="italic" style:font-size-complex="15pt" style:font-style-complex="italic"/>
    </style:style>
    <style:style style:name="ce6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00ff" fo:font-size="15pt" fo:font-weight="normal" style:font-size-asian="15pt" style:font-weight-asian="normal" style:font-size-complex="15pt" style:font-weight-complex="normal"/>
    </style:style>
    <style:style style:name="ce6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9933" fo:font-size="15pt" style:font-size-asian="15pt" style:font-size-complex="15pt"/>
    </style:style>
    <style:style style:name="ce64" style:family="table-cell" style:parent-style-name="Default">
      <style:text-properties fo:color="#6600ff"/>
    </style:style>
    <style:style style:name="ce65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6666ff" fo:font-size="15pt" fo:font-weight="bold" style:font-size-asian="15pt" style:font-weight-asian="bold" style:font-size-complex="15pt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33" fo:font-size="15pt" style:font-size-asian="15pt" style:font-size-complex="15pt"/>
    </style:style>
    <style:style style:name="ce67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9933" fo:font-size="24pt" fo:font-weight="bold" style:font-size-asian="24pt" style:font-weight-asian="bold" style:font-size-complex="24pt" style:font-weight-complex="bold"/>
    </style:style>
    <style:style style:name="ce68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3333ff" fo:font-size="15pt" fo:font-weight="bold" style:font-size-asian="15pt" style:font-weight-asian="bold" style:font-size-complex="15pt" style:font-weight-complex="bold"/>
    </style:style>
    <style:style style:name="ce69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3333ff" fo:font-size="24pt" fo:font-weight="bold" style:font-size-asian="24pt" style:font-weight-asian="bold" style:font-size-complex="24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72" style:family="table-cell" style:parent-style-name="Default">
      <style:text-properties fo:color="#0000ff" fo:font-size="15pt" fo:font-weight="bold" style:font-size-asian="15pt" style:font-weight-asian="bold" style:font-size-complex="15pt" style:font-weight-complex="bold"/>
    </style:style>
    <style:style style:name="ce73" style:family="table-cell" style:parent-style-name="Default">
      <style:text-properties fo:color="#6600ff" fo:font-size="15pt" style:font-size-asian="15pt" style:font-size-complex="15pt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fo:color="#ff3333" fo:font-size="24pt" fo:font-weight="bold" style:font-size-asian="24pt" style:font-weight-asian="bold" style:font-size-complex="24pt" style:font-weight-complex="bold"/>
    </style:style>
    <style:style style:name="ce76" style:family="table-cell" style:parent-style-name="Default">
      <style:text-properties fo:font-size="20pt" style:font-size-asian="20pt" style:font-size-complex="20pt"/>
    </style:style>
    <style:style style:name="ce77" style:family="table-cell" style:parent-style-name="Default">
      <style:text-properties fo:color="#800000" fo:font-size="20pt" fo:font-weight="bold" style:font-size-asian="20pt" style:font-weight-asian="bold" style:font-size-complex="20pt" style:font-weight-complex="bold"/>
    </style:style>
    <style:style style:name="ce78" style:family="table-cell" style:parent-style-name="Default">
      <style:text-properties fo:font-size="14pt" style:font-size-asian="14pt" style:font-size-complex="14pt"/>
    </style:style>
    <style:style style:name="ce79" style:family="table-cell" style:parent-style-name="Default">
      <style:text-properties fo:color="#3333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80" style:family="table-cell" style:parent-style-name="Default">
      <style:text-properties fo:color="#800000" fo:font-size="20pt" fo:font-style="italic" style:font-size-asian="20pt" style:font-style-asian="italic" style:font-size-complex="20pt" style:font-style-complex="italic"/>
    </style:style>
    <style:style style:name="ce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fo:color="#800000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wrap-option="wrap"/>
      <style:text-properties fo:color="#800000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800000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ext-properties style:font-name="Liberation Sans" fo:font-size="20pt" style:font-name-asian="Droid Sans Fallback" style:font-size-asian="20pt" style:font-name-complex="FreeSans" style:font-size-complex="20pt"/>
    </style:style>
    <style:style style:name="ce87" style:family="table-cell" style:parent-style-name="Default">
      <style:text-properties fo:color="#ff3333" style:font-name="Liberation Sans" fo:font-size="20pt" fo:font-weight="bold" style:font-name-asian="Droid Sans Fallback" style:font-size-asian="20pt" style:font-weight-asian="bold" style:font-name-complex="FreeSans" style:font-size-complex="20pt" style:font-weight-complex="bold"/>
    </style:style>
    <style:style style:name="ce88" style:family="table-cell" style:parent-style-name="Default">
      <style:text-properties fo:color="#ff3333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style:font-size-asian="20pt" style:font-size-complex="20pt"/>
    </style:style>
    <style:style style:name="T4" style:family="text">
      <style:text-properties fo:font-size="24pt" fo:font-weight="bold" style:font-size-asian="24pt" style:font-size-complex="24pt" style:font-weight-asian="bold" style:font-weight-complex="bold"/>
    </style:style>
    <style:style style:name="T5" style:family="text">
      <style:text-properties fo:color="#80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9" table:default-cell-style-name="ce70"/>
        <table:table-column table:style-name="co10" table:default-cell-style-name="Default"/>
        <table:table-column table:style-name="co6" table:number-columns-repeated="3" table:default-cell-style-name="Default"/>
        <table:table-row table:style-name="ro1">
          <table:table-cell table:style-name="ce18" office:value-type="string" calcext:value-type="string">
            <text:p>Assignment (# of problems)</text:p>
          </table:table-cell>
          <table:table-cell table:style-name="ce43" office:value-type="string" calcext:value-type="string">
            <text:p>Solved</text:p>
          </table:table-cell>
          <table:table-cell table:style-name="ce43" office:value-type="string" calcext:value-type="string">
            <text:p>Time (Hrs)</text:p>
          </table:table-cell>
          <table:table-cell table:style-name="ce43" office:value-type="string" calcext:value-type="string">
            <text:p>Date</text:p>
          </table:table-cell>
          <table:table-cell table:style-name="ce71" office:value-type="string" calcext:value-type="string">
            <text:p>Comments (What u have Done)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3 problems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string" calcext:value-type="string">
            <text:p>21/07/2017 (Fri)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19" office:value-type="string" calcext:value-type="string">
            <text:p>3 problems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7-22" calcext:value-type="date">
            <text:p>42938</text:p>
          </table:table-cell>
          <table:table-cell table:style-name="ce32" office:value-type="string" calcext:value-type="string">
            <text:p>Editorial solution : 0</text:p>
          </table:table-cell>
          <table:table-cell table:number-columns-repeated="3"/>
        </table:table-row>
        <table:table-row table:style-name="ro10">
          <table:table-cell table:style-name="ce19" office:value-type="float" office:value="3" calcext:value-type="float">
            <text:p>3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7-23" calcext:value-type="date">
            <text:p>42939</text:p>
          </table:table-cell>
          <table:table-cell table:style-name="ce32" office:value-type="string" calcext:value-type="string">
            <text:p>Editorial solution : 1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3 : IPCTRAIN, EXPTREE, PSHTTR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7-24" calcext:value-type="date">
            <text:p>42940</text:p>
          </table:table-cell>
          <table:table-cell table:style-name="ce32" office:value-type="string" calcext:value-type="string">
            <text:p>tried IPCTRAIN</text:p>
          </table:table-cell>
          <table:table-cell table:number-columns-repeated="3"/>
        </table:table-row>
        <table:table-row table:style-name="ro10">
          <table:table-cell table:style-name="ce20" office:value-type="string" calcext:value-type="string">
            <text:p>3 : IPCTRAIN, EXPTREE, PSHTTR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7-25" calcext:value-type="date">
            <text:p>42941</text:p>
          </table:table-cell>
          <table:table-cell table:style-name="ce32" office:value-type="string" calcext:value-type="string">
            <text:p>solved IPCTRAIN</text:p>
          </table:table-cell>
          <table:table-cell table:number-columns-repeated="3"/>
        </table:table-row>
        <table:table-row table:style-name="ro10">
          <table:table-cell table:style-name="ce21" office:value-type="string" calcext:value-type="string">
            <text:p>Read 3 Editorials for IPCTRAIN; EXPTRE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7-26" calcext:value-type="date">
            <text:p>42942</text:p>
          </table:table-cell>
          <table:table-cell table:style-name="ce32" office:value-type="string" calcext:value-type="string">
            <text:p>Understood IPCTRAIN tester's code</text:p>
          </table:table-cell>
          <table:table-cell table:number-columns-repeated="3"/>
        </table:table-row>
        <table:table-row table:style-name="ro10">
          <table:table-cell table:style-name="ce21" office:value-type="string" calcext:value-type="string">
            <text:p>Read 1 Editorial for IPCTRAIN; EXPTRE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2" office:value-type="date" office:date-value="2017-07-27" calcext:value-type="date">
            <text:p>42943</text:p>
          </table:table-cell>
          <table:table-cell table:style-name="ce32" office:value-type="string" calcext:value-type="string">
            <text:p>Understood IPCTRAIN setter's code</text:p>
          </table:table-cell>
          <table:table-cell table:number-columns-repeated="3"/>
        </table:table-row>
        <table:table-row table:style-name="ro10">
          <table:table-cell table:style-name="ce22" office:value-type="string" calcext:value-type="string" table:number-columns-spanned="5" table:number-rows-spanned="1">
            <text:p>Week-2 (Super Specific Goal : Solve all problems in chapter-1)</text:p>
          </table:table-cell>
          <table:covered-table-cell table:number-columns-repeated="3" table:style-name="ce44"/>
          <table:covered-table-cell table:style-name="ce32"/>
          <table:table-cell table:number-columns-repeated="3"/>
        </table:table-row>
        <table:table-row table:style-name="ro10">
          <table:table-cell table:style-name="ce19" office:value-type="string" calcext:value-type="string">
            <text:p>Computer Programming 3 Book : introduction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string" calcext:value-type="string">
            <text:p>28/07/2017 (Fri)</text:p>
          </table:table-cell>
          <table:table-cell table:style-name="ce32" office:value-type="string" calcext:value-type="string">
            <text:p>read competitive programming book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Datastructres : Chapter 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7-29" calcext:value-type="date">
            <text:p>42945</text:p>
          </table:table-cell>
          <table:table-cell table:style-name="ce32" office:value-type="string" calcext:value-type="string">
            <text:p>understood c++ STL DS's API's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Practice Chapter 1 problems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7-30" calcext:value-type="date">
            <text:p>42946</text:p>
          </table:table-cell>
          <table:table-cell table:style-name="ce32" office:value-type="string" calcext:value-type="string">
            <text:p>went through the book, no clear output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understand segment-trees, fenwick-tress, disjointsets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7-31" calcext:value-type="date">
            <text:p>42947</text:p>
          </table:table-cell>
          <table:table-cell table:style-name="ce32" office:value-type="string" calcext:value-type="string">
            <text:p>went through the book, no clear output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understand paradigms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01" calcext:value-type="date">
            <text:p>42948</text:p>
          </table:table-cell>
          <table:table-cell table:style-name="ce32" office:value-type="string" calcext:value-type="string">
            <text:p>understood selection algorithm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CLRS book : Graphs</text:p>
          </table:table-cell>
          <table:table-cell table:number-columns-repeated="2" table:style-name="ce44" office:value-type="float" office:value="3" calcext:value-type="float">
            <text:p>3</text:p>
          </table:table-cell>
          <table:table-cell table:style-name="ce50" office:value-type="date" office:date-value="2017-08-02" calcext:value-type="date">
            <text:p>42949</text:p>
          </table:table-cell>
          <table:table-cell table:style-name="ce32" office:value-type="string" calcext:value-type="string">
            <text:p>Graph problems in CLRS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Clrs : reading graph theory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2" office:value-type="date" office:date-value="2017-08-03" calcext:value-type="date">
            <text:p>42950</text:p>
          </table:table-cell>
          <table:table-cell table:style-name="ce32" office:value-type="string" calcext:value-type="string">
            <text:p>Bfs, dfs 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1) : <text:s/>adhoc problems (25 problems)</text:p>
          </table:table-cell>
          <table:covered-table-cell table:number-columns-repeated="3" table:style-name="ce44"/>
          <table:covered-table-cell table:style-name="ce32"/>
          <table:table-cell table:number-columns-repeated="3"/>
        </table:table-row>
        <table:table-row table:style-name="ro10">
          <table:table-cell table:style-name="ce19" office:value-type="string" calcext:value-type="string">
            <text:p>CLRS: BST 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3" office:value-type="string" calcext:value-type="string">
            <text:p>04/08/2017 (Fri)</text:p>
          </table:table-cell>
          <table:table-cell table:style-name="ce32" office:value-type="string" calcext:value-type="string">
            <text:p>no clear output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RESCAL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3" office:value-type="date" office:date-value="2017-08-05" calcext:value-type="date">
            <text:p>42952</text:p>
          </table:table-cell>
          <table:table-cell table:style-name="ce32" office:value-type="string" calcext:value-type="string">
            <text:p>adhoc problems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Spoj : basics 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3" calcext:value-type="float">
            <text:p>3</text:p>
          </table:table-cell>
          <table:table-cell table:style-name="ce53" office:value-type="date" office:date-value="2017-08-06" calcext:value-type="date">
            <text:p>42953</text:p>
          </table:table-cell>
          <table:table-cell table:style-name="ce38" office:value-type="string" calcext:value-type="string">
            <text:p>Very easy problems in spoj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Spoj : basics 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07" calcext:value-type="date">
            <text:p>42954</text:p>
          </table:table-cell>
          <table:table-cell table:style-name="ce38" office:value-type="string" calcext:value-type="string">
            <text:p>Very easy problems in spoj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Spoj : basics 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08" calcext:value-type="date">
            <text:p>42955</text:p>
          </table:table-cell>
          <table:table-cell table:style-name="ce32" office:value-type="string" calcext:value-type="string">
            <text:p>Very easy problems in spoj</text:p>
          </table:table-cell>
          <table:table-cell table:number-columns-repeated="3"/>
        </table:table-row>
        <table:table-row table:style-name="ro10">
          <table:table-cell table:style-name="ce24" office:value-type="string" calcext:value-type="string">
            <text:p>edx course : Introduction</text:p>
          </table:table-cell>
          <table:table-cell table:number-columns-repeated="2" table:style-name="ce44" office:value-type="float" office:value="3" calcext:value-type="float">
            <text:p>3</text:p>
          </table:table-cell>
          <table:table-cell table:style-name="ce50" office:value-type="date" office:date-value="2017-08-09" calcext:value-type="date">
            <text:p>42956</text:p>
          </table:table-cell>
          <table:table-cell table:style-name="ce32" office:value-type="string" calcext:value-type="string">
            <text:p>Very easy problems in spoj</text:p>
          </table:table-cell>
          <table:table-cell table:number-columns-repeated="3"/>
        </table:table-row>
        <table:table-row table:style-name="ro10">
          <table:table-cell table:style-name="ce25" office:value-type="string" calcext:value-type="string">
            <text:p>edx course: <text:s/>practice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style-name="ce62" office:value-type="date" office:date-value="2017-08-10" calcext:value-type="date">
            <text:p>42957</text:p>
          </table:table-cell>
          <table:table-cell table:style-name="ce72" office:value-type="string" calcext:value-type="string">
            <text:p>edx course exercises</text:p>
          </table:table-cell>
          <table:table-cell table:number-columns-repeated="3"/>
        </table:table-row>
        <table:table-row table:style-name="ro10">
          <table:table-cell table:style-name="ce25" office:value-type="string" calcext:value-type="string" table:number-columns-spanned="5" table:number-rows-spanned="1">
            <text:p>Week summary : Done 22/25 very easy problems in SPOJ <text:s/>: score 1/5</text:p>
          </table:table-cell>
          <table:covered-table-cell table:number-columns-repeated="2" table:style-name="ce45"/>
          <table:covered-table-cell table:style-name="ce62"/>
          <table:covered-table-cell table:style-name="ce72"/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Edx Course Introduction)</text:p>
          </table:table-cell>
          <table:covered-table-cell table:number-columns-repeated="3" table:style-name="ce44"/>
          <table:covered-table-cell table:style-name="ce32"/>
          <table:table-cell table:number-columns-repeated="3"/>
        </table:table-row>
        <table:table-row table:style-name="ro10">
          <table:table-cell table:style-name="ce27" office:value-type="string" calcext:value-type="string">
            <text:p>edx course : practice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3" office:value-type="string" calcext:value-type="string">
            <text:p>11/08/2017 (Fri)</text:p>
          </table:table-cell>
          <table:table-cell table:style-name="ce32" office:value-type="string" calcext:value-type="string">
            <text:p>solved one greedy-approach problem</text:p>
          </table:table-cell>
          <table:table-cell table:number-columns-repeated="3"/>
        </table:table-row>
        <table:table-row table:style-name="ro10">
          <table:table-cell table:style-name="ce27" office:value-type="string" calcext:value-type="string">
            <text:p>edx course : practice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3" office:value-type="string" calcext:value-type="string">
            <text:p>12/08/17 (Sat)</text:p>
          </table:table-cell>
          <table:table-cell table:style-name="ce32" office:value-type="string" calcext:value-type="string">
            <text:p>solved one combinatorial problem which is small-scale assignment problem 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edx course : practice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13" calcext:value-type="date">
            <text:p>42960</text:p>
          </table:table-cell>
          <table:table-cell table:style-name="ce32" office:value-type="string" calcext:value-type="string">
            <text:p>Geometry problem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edx course : practice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14" calcext:value-type="date">
            <text:p>42961</text:p>
          </table:table-cell>
          <table:table-cell table:style-name="ce32" office:value-type="string" calcext:value-type="string">
            <text:p>implemenatation problem ; divisors editorial 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edx course : <text:s/>Theory <text:s/>: Linear DS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15" calcext:value-type="date">
            <text:p>42962</text:p>
          </table:table-cell>
          <table:table-cell table:style-name="ce32" office:value-type="string" calcext:value-type="string">
            <text:p>editorial solution of divisors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edx course : <text:s/>Theory <text:s/>: Linear DS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16" calcext:value-type="date">
            <text:p>42963</text:p>
          </table:table-cell>
          <table:table-cell table:style-name="ce32" office:value-type="string" calcext:value-type="string">
            <text:p>Solved CLRS problems for stack,queue</text:p>
          </table:table-cell>
          <table:table-cell table:number-columns-repeated="3"/>
        </table:table-row>
        <table:table-row table:style-name="ro10">
          <table:table-cell table:style-name="ce27" office:value-type="string" calcext:value-type="string">
            <text:p>edx course : <text:s/>practice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63" office:value-type="date" office:date-value="2017-08-17" calcext:value-type="date">
            <text:p>42964</text:p>
          </table:table-cell>
          <table:table-cell table:style-name="ce32" office:value-type="string" calcext:value-type="string">
            <text:p>Bracket Sequence with O(1); Queue with min operation; RPN</text:p>
          </table:table-cell>
          <table:table-cell table:number-columns-repeated="3"/>
        </table:table-row>
        <table:table-row table:style-name="ro10">
          <table:table-cell table:style-name="ce30" office:value-type="string" calcext:value-type="string" table:number-columns-spanned="5" table:number-rows-spanned="1">
            <text:p>Week summary : <text:s/>: score 1.2/5 <text:s text:c="2"/>: solved 8/25 <text:s/>problems solved</text:p>
          </table:table-cell>
          <table:covered-table-cell table:style-name="ce46"/>
          <table:covered-table-cell table:style-name="ce48"/>
          <table:covered-table-cell table:style-name="ce64"/>
          <table:covered-table-cell table:style-name="ce73"/>
          <table:table-cell table:number-columns-repeated="3"/>
        </table:table-row>
        <table:table-row table:style-name="ro10">
          <table:table-cell table:style-name="ce30" office:value-type="string" calcext:value-type="string" table:number-columns-spanned="5" table:number-rows-spanned="1">
            <text:p>First Month Summary : 34/100 <text:s/>Medium : 0 <text:s/>Hard : 0 <text:s/>Very-Hard : 0 <text:s text:c="8"/>;; <text:s/>Total-time-spent : 84 hrs </text:p>
          </table:table-cell>
          <table:covered-table-cell table:style-name="ce46"/>
          <table:covered-table-cell table:style-name="ce48"/>
          <table:covered-table-cell table:style-name="ce64"/>
          <table:covered-table-cell table:style-name="ce73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Edx Course : Linear DS, Sorting and Searching)</text:p>
          </table:table-cell>
          <table:covered-table-cell table:number-columns-repeated="2" table:style-name="ce19"/>
          <table:covered-table-cell table:style-name="ce44"/>
          <table:covered-table-cell table:style-name="ce32"/>
          <table:table-cell table:number-columns-repeated="3"/>
        </table:table-row>
        <table:table-row table:style-name="ro10">
          <table:table-cell table:style-name="ce19" office:value-type="string" calcext:value-type="string">
            <text:p>edx course : <text:s/>practic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string" calcext:value-type="string">
            <text:p>18/08/2017 (Fri)</text:p>
          </table:table-cell>
          <table:table-cell table:style-name="ce32" office:value-type="string" calcext:value-type="string">
            <text:p>Snowmen editorial solution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edx course : <text:s/>practice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19" calcext:value-type="date">
            <text:p>42966</text:p>
          </table:table-cell>
          <table:table-cell table:style-name="ce32" office:value-type="string" calcext:value-type="string">
            <text:p>Stacks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edx course : <text:s/>practic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20" calcext:value-type="date">
            <text:p>42967</text:p>
          </table:table-cell>
          <table:table-cell table:style-name="ce74" office:value-type="string" calcext:value-type="string">
            <text:p>Kenobi's Lightsabers <text:s/>Editorial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edx course : Theory : Sorting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62" office:value-type="date" office:date-value="2017-08-21" calcext:value-type="date">
            <text:p>42968</text:p>
          </table:table-cell>
          <table:table-cell table:style-name="ce32" office:value-type="string" calcext:value-type="string">
            <text:p>Insertion 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edx course : Theory : Sorting 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22" calcext:value-type="date">
            <text:p>42969</text:p>
          </table:table-cell>
          <table:table-cell table:style-name="ce32" office:value-type="string" calcext:value-type="string">
            <text:p>Merge 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edx course : Theory : Sorting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23" calcext:value-type="date">
            <text:p>42970</text:p>
          </table:table-cell>
          <table:table-cell table:style-name="ce32" office:value-type="string" calcext:value-type="string">
            <text:p>Merge Sort Exercises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edx course : Theory : Sorting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string" calcext:value-type="string">
            <text:p>3 + 2.5</text:p>
          </table:table-cell>
          <table:table-cell table:style-name="ce65" office:value-type="date" office:date-value="2017-08-24" calcext:value-type="date">
            <text:p>42971</text:p>
          </table:table-cell>
          <table:table-cell table:style-name="ce32" office:value-type="string" calcext:value-type="string">
            <text:p>Merge Sort Exercises</text:p>
          </table:table-cell>
          <table:table-cell table:number-columns-repeated="3"/>
        </table:table-row>
        <table:table-row table:style-name="ro10">
          <table:table-cell table:style-name="ce30" office:value-type="string" calcext:value-type="string" table:number-columns-spanned="5" table:number-rows-spanned="1">
            <text:p>Week Summary : <text:s/>2/25 <text:s text:c="2"/>Total-time-spent : 22.5 <text:s text:c="2"/>;; <text:s text:c="2"/>learned Insertion sort, Merge sort</text:p>
          </table:table-cell>
          <table:covered-table-cell table:number-columns-repeated="2" table:style-name="ce44"/>
          <table:covered-table-cell table:style-name="ce65"/>
          <table:covered-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Edx Course : <text:s/>Sorting : Target 25 problems)</text:p>
          </table:table-cell>
          <table:covered-table-cell table:number-columns-repeated="2" table:style-name="ce19"/>
          <table:covered-table-cell table:style-name="ce44"/>
          <table:covered-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 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string" calcext:value-type="string">
            <text:p>3 + 2.5</text:p>
          </table:table-cell>
          <table:table-cell table:style-name="ce50" office:value-type="string" calcext:value-type="string">
            <text:p>25/08/2017 (Fri)</text:p>
          </table:table-cell>
          <table:table-cell table:style-name="ce32" office:value-type="string" calcext:value-type="string">
            <text:p>Merge Sort Exercises in sedgewick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 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3 + 2.5</text:p>
          </table:table-cell>
          <table:table-cell table:style-name="ce50" office:value-type="date" office:date-value="2017-08-26" calcext:value-type="date">
            <text:p>42973</text:p>
          </table:table-cell>
          <table:table-cell table:style-name="ce32" office:value-type="string" calcext:value-type="string">
            <text:p>3-way mergesort, Multiway merge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 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3 + 2.5</text:p>
          </table:table-cell>
          <table:table-cell table:style-name="ce50" office:value-type="date" office:date-value="2017-08-27" calcext:value-type="date">
            <text:p>42974</text:p>
          </table:table-cell>
          <table:table-cell table:style-name="ce32" office:value-type="string" calcext:value-type="string">
            <text:p>Bottom-up mergesort for arrays, linked lists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 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28" calcext:value-type="date">
            <text:p>42975</text:p>
          </table:table-cell>
          <table:table-cell table:style-name="ce32" office:value-type="string" calcext:value-type="string">
            <text:p>Quick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29" calcext:value-type="date">
            <text:p>42976</text:p>
          </table:table-cell>
          <table:table-cell table:style-name="ce32" office:value-type="string" calcext:value-type="string">
            <text:p>Quicksort 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30" calcext:value-type="date">
            <text:p>42977</text:p>
          </table:table-cell>
          <table:table-cell table:style-name="ce32" office:value-type="string" calcext:value-type="string">
            <text:p>Quicksort : <text:s/>DNF, <text:s/>3-way partition, <text:s/>sedgewick book, Hacker rank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31" calcext:value-type="date">
            <text:p>42978</text:p>
          </table:table-cell>
          <table:table-cell table:style-name="ce32" office:value-type="string" calcext:value-type="string">
            <text:p>Quicksort : coursera vedio</text:p>
          </table:table-cell>
          <table:table-cell table:number-columns-repeated="3"/>
        </table:table-row>
        <table:table-row table:style-name="ro10">
          <table:table-cell table:style-name="ce31" office:value-type="string" calcext:value-type="string" table:number-columns-spanned="5" table:number-rows-spanned="1">
            <text:p>Week Summary : <text:s/>11/25 <text:s/>Total-time-spent : 28.5 <text:s text:c="2"/>;; <text:s text:c="2"/>learned quick sort</text:p>
          </table:table-cell>
          <table:covered-table-cell table:number-columns-repeated="2" table:style-name="ce44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rting : Target 25 problems)</text:p>
          </table:table-cell>
          <table:covered-table-cell table:number-columns-repeated="2" table:style-name="ce32"/>
          <table:covered-table-cell table:style-name="ce44"/>
          <table:covered-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3 + 2.5</text:p>
          </table:table-cell>
          <table:table-cell table:style-name="ce50" office:value-type="string" calcext:value-type="string">
            <text:p>01/09/2017 (Fri)</text:p>
          </table:table-cell>
          <table:table-cell table:style-name="ce32" office:value-type="string" calcext:value-type="string">
            <text:p>nuts and bolts problem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3 + 2.5</text:p>
          </table:table-cell>
          <table:table-cell table:style-name="ce50" office:value-type="date" office:date-value="2017-09-02" calcext:value-type="date">
            <text:p>42980</text:p>
          </table:table-cell>
          <table:table-cell table:style-name="ce32" office:value-type="string" calcext:value-type="string">
            <text:p>kth smallest in unsorted array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string" calcext:value-type="string">
            <text:p>3 + 2.5</text:p>
          </table:table-cell>
          <table:table-cell table:style-name="ce50" office:value-type="date" office:date-value="2017-09-03" calcext:value-type="date">
            <text:p>42981</text:p>
          </table:table-cell>
          <table:table-cell table:style-name="ce32" office:value-type="string" calcext:value-type="string">
            <text:p>kth smallest, largest in 2 sorted arrays editorials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9-04" calcext:value-type="date">
            <text:p>42982</text:p>
          </table:table-cell>
          <table:table-cell table:style-name="ce32" office:value-type="string" calcext:value-type="string">
            <text:p>Best-case testcase generation program for q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9-05" calcext:value-type="date">
            <text:p>42983</text:p>
          </table:table-cell>
          <table:table-cell table:style-name="ce32" office:value-type="string" calcext:value-type="string">
            <text:p>Best-case testcase generation program for q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table:number-columns-repeated="2"/>
          <table:table-cell table:style-name="ce50" office:value-type="date" office:date-value="2017-09-06" calcext:value-type="date">
            <text:p>42984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table:number-columns-repeated="2"/>
          <table:table-cell table:style-name="ce50" office:value-type="date" office:date-value="2017-09-07" calcext:value-type="date">
            <text:p>42985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1" office:value-type="string" calcext:value-type="string" table:number-columns-spanned="5" table:number-rows-spanned="1">
            <text:p>Week Summary : <text:s text:c="3"/>Total-time-spent : <text:s text:c="3"/>;; <text:s text:c="2"/>Medium : <text:s text:c="3"/>Hard : <text:s text:c="3"/>Very Hard : <text:s text:c="5"/></text:p>
          </table:table-cell>
          <table:covered-table-cell table:number-columns-repeated="2" table:style-name="ce44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rting and Searching: Target 25 problems)</text:p>
          </table:table-cell>
          <table:covered-table-cell table:number-columns-repeated="2" table:style-name="ce47"/>
          <table:covered-table-cell table:style-name="ce66"/>
          <table:covered-table-cell table:style-name="ce47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string" calcext:value-type="string">
            <text:p>08/09/2017 (Fri)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string" calcext:value-type="string">
            <text:p>09/09/2017 (sat)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date" office:date-value="2017-09-10" calcext:value-type="date">
            <text:p>42988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date" office:date-value="2017-09-11" calcext:value-type="date">
            <text:p>42989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date" office:date-value="2017-09-12" calcext:value-type="date">
            <text:p>42990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date" office:date-value="2017-09-13" calcext:value-type="date">
            <text:p>42991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63" office:value-type="date" office:date-value="2017-09-14" calcext:value-type="date">
            <text:p>42992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Edx : Graph Theory)</text:p>
          </table:table-cell>
          <table:covered-table-cell table:number-columns-repeated="2" table:style-name="ce32"/>
          <table:covered-table-cell table:style-name="ce44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Read Graph theory</text:p>
          </table:table-cell>
          <table:table-cell table:style-name="ce32" table:number-columns-repeated="2"/>
          <table:table-cell table:style-name="ce50" office:value-type="date" office:date-value="2017-09-15" calcext:value-type="date">
            <text:p>42993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Read Graph theory</text:p>
          </table:table-cell>
          <table:table-cell table:style-name="ce32" table:number-columns-repeated="2"/>
          <table:table-cell table:style-name="ce50" office:value-type="date" office:date-value="2017-09-16" calcext:value-type="date">
            <text:p>42994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Read Graph theory</text:p>
          </table:table-cell>
          <table:table-cell table:style-name="ce32" table:number-columns-repeated="2"/>
          <table:table-cell table:style-name="ce50" office:value-type="date" office:date-value="2017-09-17" calcext:value-type="date">
            <text:p>42995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Read Graph theory</text:p>
          </table:table-cell>
          <table:table-cell table:style-name="ce32" table:number-columns-repeated="2"/>
          <table:table-cell table:style-name="ce50" office:value-type="date" office:date-value="2017-09-18" calcext:value-type="date">
            <text:p>42996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Read Graph theory</text:p>
          </table:table-cell>
          <table:table-cell table:style-name="ce32" table:number-columns-repeated="2"/>
          <table:table-cell table:style-name="ce50" office:value-type="date" office:date-value="2017-09-19" calcext:value-type="date">
            <text:p>42997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Read Graph theory</text:p>
          </table:table-cell>
          <table:table-cell table:style-name="ce32" table:number-columns-repeated="2"/>
          <table:table-cell table:style-name="ce50" office:value-type="date" office:date-value="2017-09-20" calcext:value-type="date">
            <text:p>42998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Read Graph theory</text:p>
          </table:table-cell>
          <table:table-cell table:style-name="ce32" table:number-columns-repeated="2"/>
          <table:table-cell table:style-name="ce50" office:value-type="date" office:date-value="2017-09-21" calcext:value-type="date">
            <text:p>42999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 table:style-name="ce32"/>
          <table:covered-table-cell table:style-name="ce44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2 : practice</text:p>
          </table:table-cell>
          <table:table-cell table:style-name="ce32" table:number-columns-repeated="2"/>
          <table:table-cell table:style-name="ce50" office:value-type="string" calcext:value-type="string">
            <text:p>22/09/2017 (Fri)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19" office:value-type="string" calcext:value-type="string">
            <text:p>Chapter2 : practice</text:p>
          </table:table-cell>
          <table:table-cell table:style-name="ce32" table:number-columns-repeated="2"/>
          <table:table-cell table:style-name="ce50" office:value-type="date" office:date-value="2017-09-23" calcext:value-type="date">
            <text:p>43001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19" office:value-type="string" calcext:value-type="string">
            <text:p>Chapter2 : practice</text:p>
          </table:table-cell>
          <table:table-cell table:style-name="ce32" table:number-columns-repeated="2"/>
          <table:table-cell table:style-name="ce50" office:value-type="date" office:date-value="2017-09-24" calcext:value-type="date">
            <text:p>43002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19" office:value-type="string" calcext:value-type="string">
            <text:p>Chapter2 : practice</text:p>
          </table:table-cell>
          <table:table-cell table:style-name="ce32" table:number-columns-repeated="2"/>
          <table:table-cell table:style-name="ce50" office:value-type="date" office:date-value="2017-09-25" calcext:value-type="date">
            <text:p>43003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19" office:value-type="string" calcext:value-type="string">
            <text:p>Chapter2 : practice</text:p>
          </table:table-cell>
          <table:table-cell table:style-name="ce32" table:number-columns-repeated="2"/>
          <table:table-cell table:style-name="ce50" office:value-type="date" office:date-value="2017-09-26" calcext:value-type="date">
            <text:p>43004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19" office:value-type="string" calcext:value-type="string">
            <text:p>Chapter2 : practice</text:p>
          </table:table-cell>
          <table:table-cell table:style-name="ce32" table:number-columns-repeated="2"/>
          <table:table-cell table:style-name="ce50" office:value-type="date" office:date-value="2017-09-27" calcext:value-type="date">
            <text:p>43005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19" office:value-type="string" calcext:value-type="string">
            <text:p>Chapter2 : practice</text:p>
          </table:table-cell>
          <table:table-cell table:style-name="ce32" table:number-columns-repeated="2"/>
          <table:table-cell table:style-name="ce50" office:value-type="date" office:date-value="2017-09-28" calcext:value-type="date">
            <text:p>43006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3)</text:p>
          </table:table-cell>
          <table:covered-table-cell table:number-columns-repeated="2" table:style-name="ce32"/>
          <table:covered-table-cell table:style-name="ce44"/>
          <table:covered-table-cell table:style-name="ce32"/>
          <table:table-cell table:number-columns-repeated="3"/>
        </table:table-row>
        <table:table-row table:style-name="ro10">
          <table:table-cell table:style-name="ce33" office:value-type="string" calcext:value-type="string">
            <text:p>Chapter3 : Read Theory : Problem Solving Paradigms</text:p>
          </table:table-cell>
          <table:table-cell table:style-name="ce32" table:number-columns-repeated="2"/>
          <table:table-cell table:style-name="ce50" office:value-type="date" office:date-value="2017-09-29" calcext:value-type="date">
            <text:p>43007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3" office:value-type="string" calcext:value-type="string">
            <text:p>Chapter3 : Read Theory</text:p>
          </table:table-cell>
          <table:table-cell table:style-name="ce32" table:number-columns-repeated="2"/>
          <table:table-cell table:style-name="ce50" office:value-type="date" office:date-value="2017-09-30" calcext:value-type="date">
            <text:p>43008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01" calcext:value-type="date">
            <text:p>43009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02" calcext:value-type="date">
            <text:p>43010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03" calcext:value-type="date">
            <text:p>43011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04" calcext:value-type="date">
            <text:p>43012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05" calcext:value-type="date">
            <text:p>43013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3)</text:p>
          </table:table-cell>
          <table:covered-table-cell table:number-columns-repeated="2" table:style-name="ce47"/>
          <table:covered-table-cell table:style-name="ce66"/>
          <table:covered-table-cell table:style-name="ce47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string" calcext:value-type="string">
            <text:p>06/10/2017 (Fri)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07" calcext:value-type="date">
            <text:p>43015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08" calcext:value-type="date">
            <text:p>43016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09" calcext:value-type="date">
            <text:p>43017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10" calcext:value-type="date">
            <text:p>43018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11" calcext:value-type="date">
            <text:p>43019</text:p>
          </table:table-cell>
          <table:table-cell table:style-name="ce32"/>
          <table:table-cell table:number-columns-repeated="3"/>
        </table:table-row>
        <table:table-row table:style-name="ro3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67" office:value-type="date" office:date-value="2017-10-12" calcext:value-type="date">
            <text:p>43020</text:p>
          </table:table-cell>
          <table:table-cell table:style-name="ce32"/>
          <table:table-cell table:number-columns-repeated="3"/>
        </table:table-row>
        <table:table-row table:style-name="ro11">
          <table:table-cell table:style-name="ce34" office:value-type="string" calcext:value-type="string" table:number-columns-spanned="5" table:number-rows-spanned="1">
            <text:p><text:span text:style-name="T4">Overall summary for 3 Months </text:span>:</text:p>
          </table:table-cell>
          <table:covered-table-cell table:number-columns-repeated="2" table:style-name="ce32"/>
          <table:covered-table-cell table:style-name="ce67"/>
          <table:covered-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1)</text:p>
          </table:table-cell>
          <table:covered-table-cell table:number-columns-repeated="2" table:style-name="ce32"/>
          <table:covered-table-cell table:style-name="ce44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string" calcext:value-type="string">
            <text:p>13/10/2017 (Fri)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14" calcext:value-type="date">
            <text:p>43022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15" calcext:value-type="date">
            <text:p>43023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16" calcext:value-type="date">
            <text:p>43024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17" calcext:value-type="date">
            <text:p>43025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18" calcext:value-type="date">
            <text:p>43026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19" calcext:value-type="date">
            <text:p>43027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1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string" calcext:value-type="string">
            <text:p>20/10/2017 (Fri)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21" calcext:value-type="date">
            <text:p>43029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22" calcext:value-type="date">
            <text:p>43030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23" calcext:value-type="date">
            <text:p>43031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24" calcext:value-type="date">
            <text:p>43032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25" calcext:value-type="date">
            <text:p>43033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26" calcext:value-type="date">
            <text:p>43034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3" office:value-type="string" calcext:value-type="string">
            <text:p>Chapter4 : Graph : Theory</text:p>
          </table:table-cell>
          <table:table-cell table:style-name="ce32" table:number-columns-repeated="2"/>
          <table:table-cell table:style-name="ce50" office:value-type="string" calcext:value-type="string">
            <text:p>27/10/2017 (Fri)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Graph : Theory</text:p>
          </table:table-cell>
          <table:table-cell table:style-name="ce32" table:number-columns-repeated="2"/>
          <table:table-cell table:style-name="ce50" office:value-type="date" office:date-value="2017-10-28" calcext:value-type="date">
            <text:p>43036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Graph : Theory</text:p>
          </table:table-cell>
          <table:table-cell table:style-name="ce32" table:number-columns-repeated="2"/>
          <table:table-cell table:style-name="ce50" office:value-type="date" office:date-value="2017-10-29" calcext:value-type="date">
            <text:p>43037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Graph : Theory</text:p>
          </table:table-cell>
          <table:table-cell table:style-name="ce32" table:number-columns-repeated="2"/>
          <table:table-cell table:style-name="ce50" office:value-type="date" office:date-value="2017-10-30" calcext:value-type="date">
            <text:p>43038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0-31" calcext:value-type="date">
            <text:p>43039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01" calcext:value-type="date">
            <text:p>43040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02" calcext:value-type="date">
            <text:p>43041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string" calcext:value-type="string">
            <text:p>03/11/2017 (Fri)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string" calcext:value-type="string">
            <text:p>04/11/2017 (sat)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05" calcext:value-type="date">
            <text:p>43044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06" calcext:value-type="date">
            <text:p>43045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07" calcext:value-type="date">
            <text:p>43046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08" calcext:value-type="date">
            <text:p>43047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63" office:value-type="date" office:date-value="2017-11-09" calcext:value-type="date">
            <text:p>43048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 table:style-name="ce32"/>
          <table:covered-table-cell table:style-name="ce44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10" calcext:value-type="date">
            <text:p>43049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11" calcext:value-type="date">
            <text:p>43050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12" calcext:value-type="date">
            <text:p>43051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13" calcext:value-type="date">
            <text:p>43052</text:p>
          </table:table-cell>
          <table:table-cell table:style-name="ce32" office:value-type="string" calcext:value-type="string">
            <text:p>Monday</text:p>
          </table:table-cell>
          <table:table-cell table:style-name="ce32"/>
          <table:table-cell table:style-name="ce50"/>
          <table:table-cell table:style-name="ce32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14" calcext:value-type="date">
            <text:p>43053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15" calcext:value-type="date">
            <text:p>43054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16" calcext:value-type="date">
            <text:p>43055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number-columns-repeated="2"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17" calcext:value-type="date">
            <text:p>43056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18" calcext:value-type="date">
            <text:p>43057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19" calcext:value-type="date">
            <text:p>43058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20" calcext:value-type="date">
            <text:p>43059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21" calcext:value-type="date">
            <text:p>43060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22" calcext:value-type="date">
            <text:p>43061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23" calcext:value-type="date">
            <text:p>43062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24" calcext:value-type="date">
            <text:p>43063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25" calcext:value-type="date">
            <text:p>43064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26" calcext:value-type="date">
            <text:p>43065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27" calcext:value-type="date">
            <text:p>43066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28" calcext:value-type="date">
            <text:p>43067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29" calcext:value-type="date">
            <text:p>43068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30" calcext:value-type="date">
            <text:p>43069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3" office:value-type="string" calcext:value-type="string">
            <text:p>Chapter5 : Mathematics : Read Theory</text:p>
          </table:table-cell>
          <table:table-cell table:style-name="ce32" table:number-columns-repeated="2"/>
          <table:table-cell table:style-name="ce50" office:value-type="date" office:date-value="2017-12-01" calcext:value-type="date">
            <text:p>43070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3" office:value-type="string" calcext:value-type="string">
            <text:p>Chapter5 : Mathematics : Read Theory</text:p>
          </table:table-cell>
          <table:table-cell table:style-name="ce32" table:number-columns-repeated="2"/>
          <table:table-cell table:style-name="ce50" office:value-type="date" office:date-value="2017-12-02" calcext:value-type="date">
            <text:p>43071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03" calcext:value-type="date">
            <text:p>43072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04" calcext:value-type="date">
            <text:p>43073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05" calcext:value-type="date">
            <text:p>43074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06" calcext:value-type="date">
            <text:p>43075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07" calcext:value-type="date">
            <text:p>43076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08" calcext:value-type="date">
            <text:p>43077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09" calcext:value-type="date">
            <text:p>43078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10" calcext:value-type="date">
            <text:p>43079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11" calcext:value-type="date">
            <text:p>43080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12" calcext:value-type="date">
            <text:p>43081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13" calcext:value-type="date">
            <text:p>43082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14" calcext:value-type="date">
            <text:p>43083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15" calcext:value-type="date">
            <text:p>43084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16" calcext:value-type="date">
            <text:p>43085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17" calcext:value-type="date">
            <text:p>43086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18" calcext:value-type="date">
            <text:p>43087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19" calcext:value-type="date">
            <text:p>43088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20" calcext:value-type="date">
            <text:p>43089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21" calcext:value-type="date">
            <text:p>43090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3" office:value-type="string" calcext:value-type="string">
            <text:p>Chapter6 : String Processing : Read Theory</text:p>
          </table:table-cell>
          <table:table-cell table:style-name="ce32" table:number-columns-repeated="2"/>
          <table:table-cell table:style-name="ce50" office:value-type="date" office:date-value="2017-12-22" calcext:value-type="date">
            <text:p>43091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3" office:value-type="string" calcext:value-type="string">
            <text:p>Chapter6 : String Processing : Read Theory</text:p>
          </table:table-cell>
          <table:table-cell table:style-name="ce32" table:number-columns-repeated="2"/>
          <table:table-cell table:style-name="ce50" office:value-type="date" office:date-value="2017-12-23" calcext:value-type="date">
            <text:p>43092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3" office:value-type="string" calcext:value-type="string">
            <text:p>Chapter6 : String Processing : Read Theory</text:p>
          </table:table-cell>
          <table:table-cell table:style-name="ce32" table:number-columns-repeated="2"/>
          <table:table-cell table:style-name="ce50" office:value-type="date" office:date-value="2017-12-24" calcext:value-type="date">
            <text:p>43093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7-12-25" calcext:value-type="date">
            <text:p>43094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7-12-26" calcext:value-type="date">
            <text:p>43095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7-12-27" calcext:value-type="date">
            <text:p>43096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7-12-28" calcext:value-type="date">
            <text:p>43097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7-12-29" calcext:value-type="date">
            <text:p>43098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7-12-30" calcext:value-type="date">
            <text:p>43099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7-12-31" calcext:value-type="date">
            <text:p>43100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01" calcext:value-type="date">
            <text:p>43101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02" calcext:value-type="date">
            <text:p>43102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03" calcext:value-type="date">
            <text:p>43103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04" calcext:value-type="date">
            <text:p>43104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3">
          <table:table-cell table:style-name="ce35" office:value-type="string" calcext:value-type="string" table:number-columns-spanned="5" table:number-rows-spanned="1">
            <text:p>Overall summary for 3 Months :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05" calcext:value-type="date">
            <text:p>43105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06" calcext:value-type="date">
            <text:p>43106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07" calcext:value-type="date">
            <text:p>43107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08" calcext:value-type="date">
            <text:p>43108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09" calcext:value-type="date">
            <text:p>43109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10" calcext:value-type="date">
            <text:p>43110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11" calcext:value-type="date">
            <text:p>43111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12" calcext:value-type="date">
            <text:p>43112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13" calcext:value-type="date">
            <text:p>43113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14" calcext:value-type="date">
            <text:p>43114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15" calcext:value-type="date">
            <text:p>43115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16" calcext:value-type="date">
            <text:p>43116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17" calcext:value-type="date">
            <text:p>43117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18" calcext:value-type="date">
            <text:p>43118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3" office:value-type="string" calcext:value-type="string">
            <text:p>Chapter7 : Geometry: Read Theory</text:p>
          </table:table-cell>
          <table:table-cell table:style-name="ce32" table:number-columns-repeated="2"/>
          <table:table-cell table:style-name="ce50" office:value-type="date" office:date-value="2018-01-19" calcext:value-type="date">
            <text:p>43119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3" office:value-type="string" calcext:value-type="string">
            <text:p>Chapter7 : Geometry: Read Theory</text:p>
          </table:table-cell>
          <table:table-cell table:style-name="ce32" table:number-columns-repeated="2"/>
          <table:table-cell table:style-name="ce50" office:value-type="date" office:date-value="2018-01-20" calcext:value-type="date">
            <text:p>43120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3" office:value-type="string" calcext:value-type="string">
            <text:p>Chapter7 : Geometry: Read Theory</text:p>
          </table:table-cell>
          <table:table-cell table:style-name="ce32" table:number-columns-repeated="2"/>
          <table:table-cell table:style-name="ce50" office:value-type="date" office:date-value="2018-01-21" calcext:value-type="date">
            <text:p>43121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style-name="ce32" table:number-columns-repeated="2"/>
          <table:table-cell table:style-name="ce50" office:value-type="date" office:date-value="2018-01-22" calcext:value-type="date">
            <text:p>43122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style-name="ce32" table:number-columns-repeated="2"/>
          <table:table-cell table:style-name="ce50" office:value-type="date" office:date-value="2018-01-23" calcext:value-type="date">
            <text:p>43123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style-name="ce32" table:number-columns-repeated="2"/>
          <table:table-cell table:style-name="ce50" office:value-type="date" office:date-value="2018-01-24" calcext:value-type="date">
            <text:p>43124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1-25" calcext:value-type="date">
            <text:p>43125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1-26" calcext:value-type="date">
            <text:p>43126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1-27" calcext:value-type="date">
            <text:p>43127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1-28" calcext:value-type="date">
            <text:p>43128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1-29" calcext:value-type="date">
            <text:p>43129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1-30" calcext:value-type="date">
            <text:p>43130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1-31" calcext:value-type="date">
            <text:p>43131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2-01" calcext:value-type="date">
            <text:p>43132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2">
          <table:table-cell table:style-name="ce36" office:value-type="string" calcext:value-type="string" table:number-columns-spanned="5" table:number-rows-spanned="1">
            <text:p>Week summary : <text:s/>: score /5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2-02" calcext:value-type="date">
            <text:p>43133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2-03" calcext:value-type="date">
            <text:p>43134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2-04" calcext:value-type="date">
            <text:p>43135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2-05" calcext:value-type="date">
            <text:p>43136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2-06" calcext:value-type="date">
            <text:p>43137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2-07" calcext:value-type="date">
            <text:p>43138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2-08" calcext:value-type="date">
            <text:p>43139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3" office:value-type="string" calcext:value-type="string">
            <text:p>Chapter8 : More advanced Topics <text:s/>Theory</text:p>
          </table:table-cell>
          <table:table-cell table:number-columns-repeated="2"/>
          <table:table-cell table:style-name="ce50" office:value-type="date" office:date-value="2018-02-09" calcext:value-type="date">
            <text:p>43140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7" office:value-type="string" calcext:value-type="string">
            <text:p>Chapter8 : More advanced Topics <text:s/>Theory</text:p>
          </table:table-cell>
          <table:table-cell table:number-columns-repeated="2"/>
          <table:table-cell table:style-name="ce50" office:value-type="date" office:date-value="2018-02-10" calcext:value-type="date">
            <text:p>43141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7" office:value-type="string" calcext:value-type="string">
            <text:p>Chapter8 : More advanced Topics <text:s/>Theory</text:p>
          </table:table-cell>
          <table:table-cell table:number-columns-repeated="2"/>
          <table:table-cell table:style-name="ce50" office:value-type="date" office:date-value="2018-02-11" calcext:value-type="date">
            <text:p>43142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12" calcext:value-type="date">
            <text:p>43143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13" calcext:value-type="date">
            <text:p>43144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14" calcext:value-type="date">
            <text:p>43145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15" calcext:value-type="date">
            <text:p>43146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16" calcext:value-type="date">
            <text:p>43147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17" calcext:value-type="date">
            <text:p>43148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18" calcext:value-type="date">
            <text:p>43149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19" calcext:value-type="date">
            <text:p>43150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0" calcext:value-type="date">
            <text:p>43151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1" calcext:value-type="date">
            <text:p>43152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2" calcext:value-type="date">
            <text:p>43153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3" calcext:value-type="date">
            <text:p>43154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4" calcext:value-type="date">
            <text:p>43155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5" calcext:value-type="date">
            <text:p>43156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6" calcext:value-type="date">
            <text:p>43157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7" calcext:value-type="date">
            <text:p>43158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8" calcext:value-type="date">
            <text:p>43159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3-01" calcext:value-type="date">
            <text:p>43160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3-02" calcext:value-type="date">
            <text:p>43161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3-03" calcext:value-type="date">
            <text:p>43162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3-04" calcext:value-type="date">
            <text:p>43163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3-05" calcext:value-type="date">
            <text:p>43164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3-06" calcext:value-type="date">
            <text:p>43165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3-07" calcext:value-type="date">
            <text:p>43166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3-08" calcext:value-type="date">
            <text:p>43167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3" office:value-type="string" calcext:value-type="string">
            <text:p>Chapter9 : Rare Topics : Theory</text:p>
          </table:table-cell>
          <table:table-cell table:number-columns-repeated="2"/>
          <table:table-cell table:style-name="ce50" office:value-type="date" office:date-value="2018-03-09" calcext:value-type="date">
            <text:p>43168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3" office:value-type="string" calcext:value-type="string">
            <text:p>Chapter9 : Rare Topics : Theory</text:p>
          </table:table-cell>
          <table:table-cell table:number-columns-repeated="2"/>
          <table:table-cell table:style-name="ce50" office:value-type="date" office:date-value="2018-03-10" calcext:value-type="date">
            <text:p>43169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3" office:value-type="string" calcext:value-type="string">
            <text:p>Chapter9 : Rare Topics : Theory</text:p>
          </table:table-cell>
          <table:table-cell table:number-columns-repeated="2"/>
          <table:table-cell table:style-name="ce50" office:value-type="date" office:date-value="2018-03-11" calcext:value-type="date">
            <text:p>43170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12" calcext:value-type="date">
            <text:p>43171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13" calcext:value-type="date">
            <text:p>43172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14" calcext:value-type="date">
            <text:p>43173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15" calcext:value-type="date">
            <text:p>43174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16" calcext:value-type="date">
            <text:p>43175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17" calcext:value-type="date">
            <text:p>43176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18" calcext:value-type="date">
            <text:p>43177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19" calcext:value-type="date">
            <text:p>43178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0" calcext:value-type="date">
            <text:p>43179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1" calcext:value-type="date">
            <text:p>43180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2" calcext:value-type="date">
            <text:p>43181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3" calcext:value-type="date">
            <text:p>43182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4" calcext:value-type="date">
            <text:p>43183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5" calcext:value-type="date">
            <text:p>43184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6" calcext:value-type="date">
            <text:p>43185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7" calcext:value-type="date">
            <text:p>43186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8" calcext:value-type="date">
            <text:p>43187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9" calcext:value-type="date">
            <text:p>43188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3">
          <table:table-cell table:style-name="ce39" office:value-type="string" calcext:value-type="string" table:number-columns-spanned="5" table:number-rows-spanned="1">
            <text:p>Overall summary for 3 Months :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3-30" calcext:value-type="date">
            <text:p>43189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3-31" calcext:value-type="date">
            <text:p>43190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1" calcext:value-type="date">
            <text:p>43191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2" calcext:value-type="date">
            <text:p>43192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3" calcext:value-type="date">
            <text:p>43193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4" calcext:value-type="date">
            <text:p>43194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5" calcext:value-type="date">
            <text:p>43195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6" calcext:value-type="date">
            <text:p>43196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7" calcext:value-type="date">
            <text:p>43197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8" calcext:value-type="date">
            <text:p>43198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9" calcext:value-type="date">
            <text:p>43199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0" calcext:value-type="date">
            <text:p>43200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1" calcext:value-type="date">
            <text:p>43201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number-columns-repeated="3"/>
          <table:table-cell table:style-name="ce50" office:value-type="date" office:date-value="2018-04-12" calcext:value-type="date">
            <text:p>43202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3" calcext:value-type="date">
            <text:p>43203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4" calcext:value-type="date">
            <text:p>43204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5" calcext:value-type="date">
            <text:p>43205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6" calcext:value-type="date">
            <text:p>43206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7" calcext:value-type="date">
            <text:p>43207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8" calcext:value-type="date">
            <text:p>43208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9" calcext:value-type="date">
            <text:p>43209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0" calcext:value-type="date">
            <text:p>43210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1" calcext:value-type="date">
            <text:p>43211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2" calcext:value-type="date">
            <text:p>43212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3" calcext:value-type="date">
            <text:p>43213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4" calcext:value-type="date">
            <text:p>43214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5" calcext:value-type="date">
            <text:p>43215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6" calcext:value-type="date">
            <text:p>43216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number-columns-repeated="3"/>
          <table:table-cell table:style-name="ce50"/>
          <table: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7" calcext:value-type="date">
            <text:p>43217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8" calcext:value-type="date">
            <text:p>43218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9" calcext:value-type="date">
            <text:p>43219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30" calcext:value-type="date">
            <text:p>43220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1" calcext:value-type="date">
            <text:p>43221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2" calcext:value-type="date">
            <text:p>43222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3" calcext:value-type="date">
            <text:p>43223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4" calcext:value-type="date">
            <text:p>43224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5" calcext:value-type="date">
            <text:p>43225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6" calcext:value-type="date">
            <text:p>43226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7" calcext:value-type="date">
            <text:p>43227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8" calcext:value-type="date">
            <text:p>43228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9" calcext:value-type="date">
            <text:p>43229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0" calcext:value-type="date">
            <text:p>43230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1" calcext:value-type="date">
            <text:p>43231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2" calcext:value-type="date">
            <text:p>43232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3" calcext:value-type="date">
            <text:p>43233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4" calcext:value-type="date">
            <text:p>43234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5" calcext:value-type="date">
            <text:p>43235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6" calcext:value-type="date">
            <text:p>43236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7" calcext:value-type="date">
            <text:p>43237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8" calcext:value-type="date">
            <text:p>43238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9" calcext:value-type="date">
            <text:p>43239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0" calcext:value-type="date">
            <text:p>43240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1" calcext:value-type="date">
            <text:p>43241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2" calcext:value-type="date">
            <text:p>43242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3" calcext:value-type="date">
            <text:p>43243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4" calcext:value-type="date">
            <text:p>43244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5" calcext:value-type="date">
            <text:p>43245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6" calcext:value-type="date">
            <text:p>43246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7" calcext:value-type="date">
            <text:p>43247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8" calcext:value-type="date">
            <text:p>43248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9" calcext:value-type="date">
            <text:p>43249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30" calcext:value-type="date">
            <text:p>43250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31" calcext:value-type="date">
            <text:p>43251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1" calcext:value-type="date">
            <text:p>43252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2" calcext:value-type="date">
            <text:p>43253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3" calcext:value-type="date">
            <text:p>43254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4" calcext:value-type="date">
            <text:p>43255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5" calcext:value-type="date">
            <text:p>43256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6" calcext:value-type="date">
            <text:p>43257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7" calcext:value-type="date">
            <text:p>43258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8" calcext:value-type="date">
            <text:p>43259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9" calcext:value-type="date">
            <text:p>43260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0" calcext:value-type="date">
            <text:p>43261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1" calcext:value-type="date">
            <text:p>43262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2" calcext:value-type="date">
            <text:p>43263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3" calcext:value-type="date">
            <text:p>43264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4" calcext:value-type="date">
            <text:p>43265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5" calcext:value-type="date">
            <text:p>43266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6" calcext:value-type="date">
            <text:p>43267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7" calcext:value-type="date">
            <text:p>43268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8" calcext:value-type="date">
            <text:p>43269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9" calcext:value-type="date">
            <text:p>43270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20" calcext:value-type="date">
            <text:p>43271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21" calcext:value-type="date">
            <text:p>43272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3">
          <table:table-cell table:style-name="ce41" office:value-type="string" calcext:value-type="string" table:number-columns-spanned="5" table:number-rows-spanned="1">
            <text:p>Overall summary for 3 Months :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22" calcext:value-type="date">
            <text:p>43273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23" calcext:value-type="date">
            <text:p>43274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24" calcext:value-type="date">
            <text:p>43275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25" calcext:value-type="date">
            <text:p>43276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26" calcext:value-type="date">
            <text:p>43277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27" calcext:value-type="date">
            <text:p>43278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28" calcext:value-type="date">
            <text:p>43279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29" calcext:value-type="date">
            <text:p>43280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30" calcext:value-type="date">
            <text:p>43281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1" calcext:value-type="date">
            <text:p>43282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2" calcext:value-type="date">
            <text:p>43283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3" calcext:value-type="date">
            <text:p>43284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4" calcext:value-type="date">
            <text:p>43285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5" calcext:value-type="date">
            <text:p>43286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6" calcext:value-type="date">
            <text:p>43287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7" calcext:value-type="date">
            <text:p>43288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8" calcext:value-type="date">
            <text:p>43289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9" calcext:value-type="date">
            <text:p>43290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0" calcext:value-type="date">
            <text:p>43291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1" calcext:value-type="date">
            <text:p>43292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2" calcext:value-type="date">
            <text:p>43293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3" calcext:value-type="date">
            <text:p>43294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4" calcext:value-type="date">
            <text:p>43295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5" calcext:value-type="date">
            <text:p>43296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6" calcext:value-type="date">
            <text:p>43297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7" calcext:value-type="date">
            <text:p>43298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8" calcext:value-type="date">
            <text:p>43299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9" calcext:value-type="date">
            <text:p>43300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0" calcext:value-type="date">
            <text:p>43301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1" calcext:value-type="date">
            <text:p>43302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2" calcext:value-type="date">
            <text:p>43303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3" calcext:value-type="date">
            <text:p>43304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4" calcext:value-type="date">
            <text:p>43305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5" calcext:value-type="date">
            <text:p>43306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6" calcext:value-type="date">
            <text:p>43307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7" calcext:value-type="date">
            <text:p>43308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8" calcext:value-type="date">
            <text:p>43309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9" calcext:value-type="date">
            <text:p>43310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30" calcext:value-type="date">
            <text:p>43311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31" calcext:value-type="date">
            <text:p>43312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1" calcext:value-type="date">
            <text:p>43313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2" calcext:value-type="date">
            <text:p>43314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3" calcext:value-type="date">
            <text:p>43315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4" calcext:value-type="date">
            <text:p>43316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5" calcext:value-type="date">
            <text:p>43317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6" calcext:value-type="date">
            <text:p>43318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7" calcext:value-type="date">
            <text:p>43319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8" calcext:value-type="date">
            <text:p>43320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9" calcext:value-type="date">
            <text:p>43321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0" calcext:value-type="date">
            <text:p>43322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1" calcext:value-type="date">
            <text:p>43323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2" calcext:value-type="date">
            <text:p>43324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3" calcext:value-type="date">
            <text:p>43325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4" calcext:value-type="date">
            <text:p>43326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5" calcext:value-type="date">
            <text:p>43327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6" calcext:value-type="date">
            <text:p>43328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Default"/>
          <table:covered-table-cell/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7" calcext:value-type="date">
            <text:p>43329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8" calcext:value-type="date">
            <text:p>43330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9" calcext:value-type="date">
            <text:p>43331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20" calcext:value-type="date">
            <text:p>43332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68" office:value-type="date" office:date-value="2018-08-21" calcext:value-type="date">
            <text:p>43333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22" calcext:value-type="date">
            <text:p>43334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3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69" office:value-type="date" office:date-value="2018-08-23" calcext:value-type="date">
            <text:p>43335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3">
          <table:table-cell table:style-name="ce42" office:value-type="string" calcext:value-type="string" table:number-columns-spanned="5" table:number-rows-spanned="1">
            <text:p>Overall summary for 13 Months :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 table:number-rows-repeated="26">
          <table:table-cell table:number-columns-repeated="3"/>
          <table:table-cell table:style-name="ce50"/>
          <table:table-cell table:style-name="ce32"/>
          <table:table-cell table:number-columns-repeated="3"/>
        </table:table-row>
        <table:table-row table:style-name="ro10">
          <table:table-cell table:number-columns-repeated="3"/>
          <table:table-cell table:style-name="ce50"/>
          <table:table-cell table:style-name="ce33"/>
          <table:table-cell table:number-columns-repeated="3"/>
        </table:table-row>
        <table:table-row table:style-name="ro10" table:number-rows-repeated="2">
          <table:table-cell table:number-columns-repeated="3"/>
          <table:table-cell table:style-name="ce50"/>
          <table:table-cell table:style-name="ce32"/>
          <table:table-cell table:number-columns-repeated="3"/>
        </table:table-row>
        <table:table-row table:style-name="ro7" table:number-rows-repeated="1048077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Sheet3" table:style-name="ta1">
        <table:table-column table:style-name="co13" table:default-cell-style-name="ce136"/>
        <table:table-column table:style-name="co6" table:number-columns-repeated="15" table:default-cell-style-name="ce136"/>
        <table:table-row table:style-name="ro3">
          <table:table-cell table:style-name="ce135" office:value-type="string" calcext:value-type="string">
            <text:p>Pending List</text:p>
          </table:table-cell>
          <table:table-cell table:style-name="Default" table:number-columns-repeated="15"/>
        </table:table-row>
        <table:table-row table:style-name="ro1">
          <table:table-cell office:value-type="string" calcext:value-type="string">
            <text:p>Chapter 1 exercises in CP boo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now the underlying implementations of DS : linear, non-line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derstand Radix/Bucket Sort <text:s/>&amp;&amp; <text:s/>Also below macros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#define modulo(S, N) ((S) &amp; (N - 1)) <text:s text:c="2"/>// returns S % N, where N is a power of 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#define nearestPowerOfTwo(S) ((int)pow(2.0, (int)((log((double)S) / log(2.0)) + 0.5)))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underlying Implmentation of list, forward_list, Binary-heap (max-heap, min-heap)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LRS : 22.1-4, 22.1-6, 22.1-7, 22.1-8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poj : Character Patterns : <text:s/>4, 5, 6, 7, 8</text:p>
          </table:table-cell>
          <table:table-cell table:number-columns-repeated="15"/>
        </table:table-row>
        <table:table-row table:style-name="ro1">
          <table:table-cell table:style-name="ce137" office:value-type="string" calcext:value-type="string">
            <text:p>edx pending List : <text:s/></text:p>
          </table:table-cell>
          <table:table-cell table:number-columns-repeated="15"/>
        </table:table-row>
        <table:table-row table:style-name="ro1">
          <table:table-cell table:style-name="ce138" office:value-type="string" calcext:value-type="string">
            <text:p><text:a xlink:href="https://en.wikipedia.org/wiki/Assignment_pghly" xlink:type="simple">https://en.wikipedia.org/wiki/Assignment_pghly</text:a> roblem  ;   cosine formual for traingles  ;  Highly composite number (Maths)</text:p>
          </table:table-cell>
          <table:table-cell table:number-columns-repeated="15"/>
        </table:table-row>
        <table:table-row table:style-name="ro1">
          <table:table-cell table:style-name="ce138" office:value-type="string" calcext:value-type="string">
            <text:p><text:a xlink:href="https://en.wikipedia.org/wiki/Hungarian_algorithm" xlink:type="simple">https://en.wikipedia.org/wiki/Hungarian_algorithm</text:a>  ;;  Binary insertion sort</text:p>
          </table:table-cell>
          <table:table-cell table:number-columns-repeated="15"/>
        </table:table-row>
        <table:table-row table:style-name="ro1">
          <table:table-cell table:style-name="ce138" office:value-type="string" calcext:value-type="string">
            <text:p>Algorithm Complexity analysis: <text:s/></text:p>
          </table:table-cell>
          <table:table-cell table:number-columns-repeated="15"/>
        </table:table-row>
        <table:table-row table:style-name="ro1">
          <table:table-cell table:style-name="ce138" office:value-type="string" calcext:value-type="string">
            <text:p>http://www.geeksforgeeks.org/implementation-deque-using-circular-array/</text:p>
          </table:table-cell>
          <table:table-cell table:number-columns-repeated="15"/>
        </table:table-row>
        <table:table-row table:style-name="ro1">
          <table:table-cell table:style-name="ce139" office:value-type="string" calcext:value-type="string">
            <text:p>CLRS :10.2 <text:s/>Linked-lists ; Sorting (Insertion sort, Merge sort) On SLL, DLL, CLL, CDLL;</text:p>
          </table:table-cell>
          <table:table-cell table:number-columns-repeated="15"/>
        </table:table-row>
        <table:table-row table:style-name="ro1">
          <table:table-cell table:style-name="ce138" office:value-type="string" calcext:value-type="string">
            <text:p>https://en.wikipedia.org/wiki/Total_order</text:p>
          </table:table-cell>
          <table:table-cell table:number-columns-repeated="15"/>
        </table:table-row>
        <table:table-row table:style-name="ro1">
          <table:table-cell table:style-name="ce139"/>
          <table:table-cell table:number-columns-repeated="15"/>
        </table:table-row>
        <table:table-row table:style-name="ro1">
          <table:table-cell table:style-name="ce131" office:value-type="string" calcext:value-type="string">
            <text:p>Read CLRS book in-addition <text:s/>to CP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dhoc pending list :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ttps://www.codechef.com/problems/JARVIS</text:p>
          </table:table-cell>
          <table:table-cell table:number-columns-repeated="15"/>
        </table:table-row>
        <table:table-row table:style-name="ro1">
          <table:table-cell table:style-name="ce140" office:value-type="string" calcext:value-type="string">
            <text:p>https://www.hackerrank.com/domains/algorithms/arrays-and-sorting</text:p>
          </table:table-cell>
          <table:table-cell table:number-columns-repeated="15"/>
        </table:table-row>
        <table:table-row table:style-name="ro8">
          <table:table-cell table:style-name="ce140" office:value-type="string" calcext:value-type="string">
            <text:p><text:a xlink:href="https://www.hackerearth.com/practice/data-structures/" xlink:type="simple">https://www.hackerearth.com/practice/data-structures/</text:a></text:p>
          </table:table-cell>
          <table:table-cell table:number-columns-repeated="15"/>
        </table:table-row>
        <table:table-row table:style-name="ro1">
          <table:table-cell table:style-name="ce140" office:value-type="string" calcext:value-type="string">
            <text:p>https://www.hackerrank.com/domains/data-structures/linked-lists/1</text:p>
          </table:table-cell>
          <table:table-cell table:number-columns-repeated="15"/>
        </table:table-row>
        <table:table-row table:style-name="ro1">
          <table:table-cell table:style-name="ce140"/>
          <table:table-cell table:number-columns-repeated="15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Give Better Life; Good career to ur next gen ; Forget Mkr completely ; Don't Visit that plac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ttle in abroad ; Become red-coder; Get Job in Goog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oreign trip for your brother and brother's daughter; <text:s/>Provide good education to h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earn all the bad-lessons from your dad; don't repeat it; provide a good future to ur next-gen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Default"/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https://www.edx.org/course/how-win-coding-competitions-secrets-itmox-i2cpx-0</text:p>
          </table:table-cell>
          <table:table-cell table:number-columns-repeated="15"/>
        </table:table-row>
        <table:table-row table:style-name="ro1" table:number-rows-repeated="183">
          <table:table-cell table:number-columns-repeated="16"/>
        </table:table-row>
        <table:table-row table:style-name="ro1">
          <table:table-cell table:style-name="Default"/>
          <table:table-cell table:number-columns-repeated="15"/>
        </table:table-row>
      </table:table>
      <table:table table:name="Sheet4" table:style-name="ta1">
        <table:table-column table:style-name="co8" table:default-cell-style-name="ce49"/>
        <table:table-row table:style-name="ro8">
          <table:table-cell table:style-name="ce54" office:value-type="string" calcext:value-type="string">
            <text:p>3 problems per day, with 1.5 days off per month,</text:p>
          </table:table-cell>
        </table:table-row>
        <table:table-row table:style-name="ro1">
          <table:table-cell table:style-name="ce55"/>
        </table:table-row>
        <table:table-row table:style-name="ro8">
          <table:table-cell table:style-name="ce56" office:value-type="string" calcext:value-type="string">
            <text:p>Every Friday : WFH <text:s/>: <text:s/>8 to 11 am <text:s text:c="3"/>and <text:s text:c="5"/>2 to 4:30 pm</text:p>
          </table:table-cell>
        </table:table-row>
        <table:table-row table:style-name="ro8">
          <table:table-cell table:style-name="ce57" office:value-type="string" calcext:value-type="string">
            <text:p>Holidays <text:s/>and Weekend : 8 to 11 am <text:s text:c="2"/>and <text:s text:c="4"/>2 to 4:30 pm</text:p>
          </table:table-cell>
        </table:table-row>
        <table:table-row table:style-name="ro8">
          <table:table-cell table:style-name="ce56" office:value-type="string" calcext:value-type="string">
            <text:p>Weekdays : <text:s/>8 to 11am</text:p>
          </table:table-cell>
        </table:table-row>
        <table:table-row table:style-name="ro1">
          <table:table-cell table:style-name="ce58"/>
        </table:table-row>
        <table:table-row table:style-name="ro1">
          <table:table-cell office:value-type="string" calcext:value-type="string">
            <text:p>1 day : 3</text:p>
          </table:table-cell>
        </table:table-row>
        <table:table-row table:style-name="ro8">
          <table:table-cell office:value-type="string" calcext:value-type="string">
            <text:p>1 week :  <text:span text:style-name="T2">25                              Solid theoretical background</text:span></text:p>
          </table:table-cell>
        </table:table-row>
        <table:table-row table:style-name="ro1">
          <table:table-cell table:style-name="ce59" office:value-type="string" calcext:value-type="string">
            <text:p>1 month <text:s/>: <text:s/>100</text:p>
          </table:table-cell>
        </table:table-row>
        <table:table-row table:style-name="ro1">
          <table:table-cell table:style-name="ce59" office:value-type="string" calcext:value-type="string">
            <text:p>3 months : 300 </text:p>
          </table:table-cell>
        </table:table-row>
        <table:table-row table:style-name="ro1">
          <table:table-cell table:style-name="ce59" office:value-type="string" calcext:value-type="string">
            <text:p>9 months : 900</text:p>
          </table:table-cell>
        </table:table-row>
        <table:table-row table:style-name="ro1">
          <table:table-cell table:style-name="ce60" office:value-type="string" calcext:value-type="string">
            <text:p>complete EDX course in 4 weeks;; next CP3 course in 4 months</text:p>
          </table:table-cell>
        </table:table-row>
        <table:table-row table:style-name="ro1">
          <table:table-cell table:style-name="ce61" office:value-type="string" calcext:value-type="string">
            <text:p>Basics</text:p>
          </table:table-cell>
        </table:table-row>
        <table:table-row table:style-name="ro1">
          <table:table-cell office:value-type="string" calcext:value-type="string">
            <text:p>http://www.spoj.com/problems/basics/</text:p>
          </table:table-cell>
        </table:table-row>
        <table:table-row table:style-name="ro1">
          <table:table-cell/>
        </table:table-row>
        <table:table-row table:style-name="ro1">
          <table:table-cell table:style-name="ce61" office:value-type="string" calcext:value-type="string">
            <text:p>Adhoc problems : Target <text:s/>--&gt; <text:s/>300</text:p>
          </table:table-cell>
        </table:table-row>
        <table:table-row table:style-name="ro1">
          <table:table-cell/>
        </table:table-row>
        <table:table-row table:style-name="ro8">
          <table:table-cell office:value-type="string" calcext:value-type="string">
            <text:p>UVA :   <text:a xlink:href="http://uhunt.felix-halim.net/id/0" xlink:type="simple">http://uhunt.felix-halim.net/id/0</text:a>    : 169</text:p>
          </table:table-cell>
        </table:table-row>
        <table:table-row table:style-name="ro1" table:number-rows-repeated="2">
          <table:table-cell/>
        </table:table-row>
        <table:table-row table:style-name="ro8">
          <table:table-cell office:value-type="string" calcext:value-type="string">
            <text:p>SPOJ : <text:a xlink:href="http://www.spoj.com/problems/tag/ad-hoc-1" xlink:type="simple">http://www.spoj.com/problems/tag/ad-hoc-1</text:a></text:p>
          </table:table-cell>
        </table:table-row>
        <table:table-row table:style-name="ro1" table:number-rows-repeated="2">
          <table:table-cell/>
        </table:table-row>
        <table:table-row table:style-name="ro8">
          <table:table-cell table:style-name="ce58" office:value-type="string" calcext:value-type="string">
            <text:p><text:span text:style-name="T3"><text:a xlink:href="http://en.wikipedia.org/wiki/SMART_criteria" xlink:type="simple">S.M.A.R.T.</text:a></text:span><text:span text:style-name="T3"> goals on the other hand are Specific, Measurable, Attainable, Relevant, andTime-bound.</text:span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://www.spoj.com/problems/tags</text:p>
          </table:table-cell>
        </table:table-row>
        <table:table-row table:style-name="ro7" table:number-rows-repeated="4">
          <table:table-cell table:style-name="Default"/>
        </table:table-row>
        <table:table-row table:style-name="ro9">
          <table:table-cell table:style-name="ce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0/00/0000</text:date>, <text:time style:data-style-name="N2" text:time-value="10:42:06.2737555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21:11:15.798693466</meta:creation-date>
    <dc:date>2017-09-05T10:51:59.222196898</dc:date>
    <meta:editing-duration>P1DT2H48M22S</meta:editing-duration>
    <meta:editing-cycles>1188</meta:editing-cycles>
    <meta:generator>LibreOffice/4.2.3.3$Linux_X86_64 LibreOffice_project/420m0$Build-3</meta:generator>
    <meta:document-statistic meta:table-count="3" meta:cell-count="1341" meta:object-count="0"/>
  </office:meta>
</office:document-meta>
</file>